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6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6.715cm"/>
    </style:style>
    <style:style style:name="co4" style:family="table-column">
      <style:table-column-properties fo:break-before="auto" style:column-width="3.833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17.23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b8ff" fo:wrap-option="wrap" style:vertical-align="top"/>
      <style:text-properties fo:font-size="10pt" fo:font-weight="bold" style:font-size-asian="10pt" style:font-weight-asian="bold" style:font-size-complex="10pt" style:font-weight-complex="bold" fo:hyphenate="true"/>
    </style:style>
    <style:style style:name="ce3" style:family="table-cell" style:parent-style-name="Default">
      <style:table-cell-properties fo:background-color="#ff420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fo:hyphenate="true"/>
    </style:style>
    <style:style style:name="ta_extref" style:family="table">
      <style:table-properties table:display="false"/>
    </style:style>
  </office:automatic-styles>
  <office:body>
    <office:spreadsheet>
      <table:table table:name="Hardwa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Liste über alle aktiven Hardware Projekte:</text:p>
          </table:table-cell>
          <table:table-cell table:number-columns-repeated="2"/>
          <table:table-cell table:style-name="ce3" office:value-type="string" table:number-columns-spanned="4" table:number-rows-spanned="1">
            <text:p>Diese Datei wird nur von Matthias Fechner editiert!</text:p>
          </table:table-cell>
          <table:covered-table-cell table:style-name="Default"/>
          <table:covered-table-cell table:style-name="Default"/>
          <table:covered-table-cell/>
          <table:table-cell table:number-columns-repeated="1017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>
            <text:p>Hardware Kategorie</text:p>
          </table:table-cell>
          <table:table-cell table:style-name="ce2" office:value-type="string">
            <text:p>Gehäuseform</text:p>
          </table:table-cell>
          <table:table-cell table:style-name="ce2" office:value-type="string">
            <text:p>Projektverzeichnis(bezogen auf trunk/hardware)</text:p>
          </table:table-cell>
          <table:table-cell table:style-name="ce2" office:value-type="string">
            <text:p>Projektleiter (Name)</text:p>
          </table:table-cell>
          <table:table-cell table:style-name="ce2" office:value-type="string">
            <text:p>Projektleiter (Email)</text:p>
          </table:table-cell>
          <table:table-cell table:style-name="ce2" office:value-type="string">
            <text:p>Nick</text:p>
          </table:table-cell>
          <table:table-cell table:style-name="ce2" office:value-type="string">
            <text:p>Beschreibung</text:p>
          </table:table-cell>
          <table:table-cell table:style-name="ce5" table:number-columns-repeated="1017"/>
        </table:table-row>
        <table:table-row table:style-name="ro4">
          <table:table-cell office:value-type="string">
            <text:p>controller</text:p>
          </table:table-cell>
          <table:table-cell office:value-type="string">
            <text:p>4TE</text:p>
          </table:table-cell>
          <table:table-cell office:value-type="string">
            <text:p>controller/atmega168p_4te</text:p>
          </table:table-cell>
          <table:table-cell office:value-type="string">
            <text:p>Matthias Fechner</text:p>
          </table:table-cell>
          <table:table-cell table:style-name="Default" office:value-type="string">
            <text:p><text:a xlink:href="mailto:idefix@fechner.net">idefix@fechner.net</text:a></text:p>
          </table:table-cell>
          <table:table-cell table:style-name="Default" office:value-type="string">
            <text:p>idefix</text:p>
          </table:table-cell>
          <table:table-cell office:value-type="string">
            <text:p>Kontrollerboard mit ATMega168P für REG 4 Gehäuse</text:p>
          </table:table-cell>
          <table:table-cell table:number-columns-repeated="1017"/>
        </table:table-row>
        <table:table-row table:style-name="ro4">
          <table:table-cell office:value-type="string">
            <text:p>controller</text:p>
          </table:table-cell>
          <table:table-cell office:value-type="string">
            <text:p>4TE</text:p>
          </table:table-cell>
          <table:table-cell office:value-type="string">
            <text:p>controller/lpc922_4te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Kontrollerboard mit LPC922 für REG 4 Gehäuse</text:p>
          </table:table-cell>
          <table:table-cell table:number-columns-repeated="1017"/>
        </table:table-row>
        <table:table-row table:style-name="ro4">
          <table:table-cell office:value-type="string">
            <text:p>controller</text:p>
          </table:table-cell>
          <table:table-cell office:value-type="string">
            <text:p>2TE</text:p>
          </table:table-cell>
          <table:table-cell office:value-type="string">
            <text:p>controller/lpc922_2te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Kontrollerboard mit LPC922 für REG 2 Gehäuse</text:p>
          </table:table-cell>
          <table:table-cell table:number-columns-repeated="1017"/>
        </table:table-row>
        <table:table-row table:style-name="ro4">
          <table:table-cell office:value-type="string">
            <text:p>controller</text:p>
          </table:table-cell>
          <table:table-cell office:value-type="string">
            <text:p>UP</text:p>
          </table:table-cell>
          <table:table-cell office:value-type="string">
            <text:p>controller/lpc922_up_ba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Kontrollerboard mit LPC922 für UP Gehäuse für Blindabdeckung</text:p>
          </table:table-cell>
          <table:table-cell table:number-columns-repeated="1017"/>
        </table:table-row>
        <table:table-row table:style-name="ro4">
          <table:table-cell office:value-type="string">
            <text:p>controller</text:p>
          </table:table-cell>
          <table:table-cell office:value-type="string">
            <text:p>UP</text:p>
          </table:table-cell>
          <table:table-cell office:value-type="string">
            <text:p>controller/lpc936_up_smd</text:p>
          </table:table-cell>
          <table:table-cell office:value-type="string">
            <text:p>David Müller</text:p>
          </table:table-cell>
          <table:table-cell table:style-name="Default" office:value-type="string">
            <text:p><text:a xlink:href="mailto:d.mueller@wlan4you.com">d.mueller@wlan4you.com</text:a></text:p>
          </table:table-cell>
          <table:table-cell table:style-name="Default" office:value-type="string">
            <text:p>lumo</text:p>
          </table:table-cell>
          <table:table-cell office:value-type="string">
            <text:p>Kontrollerboard mit LPC936 für UP Gehäuse in SMD Ausführun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4">
          <table:table-cell office:value-type="string">
            <text:p>module</text:p>
          </table:table-cell>
          <table:table-cell/>
          <table:table-cell office:value-type="string">
            <text:p>module/kombisensor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Kombisensor auf LPC922 Basis mit Temperatur und Helligkeitssensor im Gehäuse ET206 oder PK101-111</text:p>
          </table:table-cell>
          <table:table-cell table:number-columns-repeated="1017"/>
        </table:table-row>
        <table:table-row table:style-name="ro4">
          <table:table-cell office:value-type="string">
            <text:p>module</text:p>
          </table:table-cell>
          <table:table-cell/>
          <table:table-cell office:value-type="string">
            <text:p>module/RS232 Interface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RS232 Interface auf LPC922 Basi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relais8_4te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8-fach Schaltaktor 230V 10A für REG4 Gehäuse</text:p>
          </table:table-cell>
          <table:table-cell table:number-columns-repeated="1017"/>
        </table:table-row>
        <table:table-row table:style-name="ro5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jalo4_4te</text:p>
          </table:table-cell>
          <table:table-cell office:value-type="string">
            <text:p>Andreas Krieger</text:p>
          </table:table-cell>
          <table:table-cell office:value-type="string">
            <text:p><text:a xlink:href="mailto:service@krieger-elektro.de">service@krieger-elektro.de</text:a></text:p>
          </table:table-cell>
          <table:table-cell office:value-type="string">
            <text:p>oldcoolman</text:p>
          </table:table-cell>
          <table:table-cell office:value-type="string">
            <text:p>4-fach Jalousie Aktor für REG4 Gehäuse</text:p>
          </table:table-cell>
          <table:table-cell table:number-columns-repeated="1017"/>
        </table:table-row>
        <table:table-row table:style-name="ro4">
          <table:table-cell office:value-type="string">
            <text:p>application</text:p>
          </table:table-cell>
          <table:table-cell office:value-type="string">
            <text:p>2TE</text:p>
          </table:table-cell>
          <table:table-cell office:value-type="string">
            <text:p>application/relais4_2te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4-fach Schaltaktor 230V 10A für REG2 Gehäuse</text:p>
          </table:table-cell>
          <table:table-cell table:number-columns-repeated="1017"/>
        </table:table-row>
        <table:table-row table:style-name="ro4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8in_24VDC_4te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8-fach Eingang 12-24V DC für REG4 Gehäuse</text:p>
          </table:table-cell>
          <table:table-cell table:number-columns-repeated="1017"/>
        </table:table-row>
        <table:table-row table:style-name="ro4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8in_230V_4te</text:p>
          </table:table-cell>
          <table:table-cell office:value-type="string">
            <text:p>Andreas Krieger</text:p>
          </table:table-cell>
          <table:table-cell office:value-type="string">
            <text:p><text:a xlink:href="mailto:service@krieger-elektro.de">service@krieger-elektro.de</text:a></text:p>
          </table:table-cell>
          <table:table-cell office:value-type="string">
            <text:p>oldcoolman</text:p>
          </table:table-cell>
          <table:table-cell office:value-type="string">
            <text:p>8-fach Eingang 230V für REG4 Gehäuse</text:p>
          </table:table-cell>
          <table:table-cell table:number-columns-repeated="1017"/>
        </table:table-row>
        <table:table-row table:style-name="ro4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4in_230V_2te</text:p>
          </table:table-cell>
          <table:table-cell office:value-type="string">
            <text:p>Andreas Krieger</text:p>
          </table:table-cell>
          <table:table-cell office:value-type="string">
            <text:p><text:a xlink:href="mailto:service@krieger-elektro.de">service@krieger-elektro.de</text:a></text:p>
          </table:table-cell>
          <table:table-cell office:value-type="string">
            <text:p>oldcoolman</text:p>
          </table:table-cell>
          <table:table-cell office:value-type="string">
            <text:p>4-fach Eingang 230V für REG2 Gehäuse</text:p>
          </table:table-cell>
          <table:table-cell table:number-columns-repeated="1017"/>
        </table:table-row>
        <table:table-row table:style-name="ro4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2dimmer_4te</text:p>
          </table:table-cell>
          <table:table-cell office:value-type="string">
            <text:p>Richard Weissteiner</text:p>
          </table:table-cell>
          <table:table-cell table:style-name="Default" office:value-type="string">
            <text:p><text:a xlink:href="mailto:richard.weissteiner@gmail">richard.weissteiner@gmail</text:a>.com</text:p>
          </table:table-cell>
          <table:table-cell table:style-name="Default" office:value-type="string">
            <text:p>seelaus</text:p>
          </table:table-cell>
          <table:table-cell office:value-type="string">
            <text:p>2-fach Dimmer für REG4 Gehäus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4">
          <table:table-cell office:value-type="string">
            <text:p>misc</text:p>
          </table:table-cell>
          <table:table-cell/>
          <table:table-cell office:value-type="string">
            <text:p>misc/lpc-programmer</text:p>
          </table:table-cell>
          <table:table-cell office:value-type="string">
            <text:p>Andreas Krieger</text:p>
          </table:table-cell>
          <table:table-cell office:value-type="string">
            <text:p><text:a xlink:href="mailto:service@krieger-elektro.de">service@krieger-elektro.de</text:a></text:p>
          </table:table-cell>
          <table:table-cell office:value-type="string">
            <text:p>oldcoolman</text:p>
          </table:table-cell>
          <table:table-cell office:value-type="string">
            <text:p>LPC Programmer</text:p>
          </table:table-cell>
          <table:table-cell table:number-columns-repeated="1017"/>
        </table:table-row>
        <table:table-row table:style-name="ro4">
          <table:table-cell office:value-type="string">
            <text:p>misc</text:p>
          </table:table-cell>
          <table:table-cell/>
          <table:table-cell office:value-type="string">
            <text:p>misc/Freebus-Drossel</text:p>
          </table:table-cell>
          <table:table-cell office:value-type="string">
            <text:p>Horst Rauch</text:p>
          </table:table-cell>
          <table:table-cell table:style-name="Default" office:value-type="string">
            <text:p><text:a xlink:href="mailto:Debbie-Horst.Rauch@t-online.de">Debbie-Horst.Rauch@t-online.de</text:a></text:p>
          </table:table-cell>
          <table:table-cell table:style-name="Default" office:value-type="string">
            <text:p>hora</text:p>
          </table:table-cell>
          <table:table-cell office:value-type="string">
            <text:p>Freebus Drossel</text:p>
          </table:table-cell>
          <table:table-cell table:number-columns-repeated="1017"/>
        </table:table-row>
      </table:table>
      <table:table table:name="Software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0">10.05.2009</text:date>, <text:time>00:47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ias Fechner</meta:initial-creator>
    <meta:creation-date>2009-05-08T21:14:14.66</meta:creation-date>
    <dc:date>2009-05-10T00:47:17.47</dc:date>
    <dc:creator>Matthias Fechner</dc:creator>
    <meta:editing-duration>PT06H15M28S</meta:editing-duration>
    <meta:editing-cycles>15</meta:editing-cycles>
    <meta:generator>OpenOffice.org/3.1$Win32 OpenOffice.org_project/310m11$Build-9399</meta:generator>
    <meta:document-statistic meta:table-count="2" meta:cell-count="117" meta:object-count="0"/>
  </office:meta>
</office:document-meta>
</file>